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c732e" officeooo:paragraph-rsid="000c732e"/>
    </style:style>
    <style:style style:name="P2" style:family="paragraph" style:parent-style-name="Standard">
      <style:paragraph-properties fo:text-align="center" style:justify-single-word="false"/>
    </style:style>
    <style:style style:name="P3" style:family="paragraph" style:parent-style-name="Standard">
      <style:text-properties officeooo:rsid="000f08bd" officeooo:paragraph-rsid="000f08bd"/>
    </style:style>
    <style:style style:name="P4" style:family="paragraph" style:parent-style-name="Standard">
      <style:text-properties officeooo:paragraph-rsid="0010e40f"/>
    </style:style>
    <style:style style:name="P5" style:family="paragraph" style:parent-style-name="Standard">
      <style:text-properties officeooo:paragraph-rsid="0011b5b7"/>
    </style:style>
    <style:style style:name="P6" style:family="paragraph" style:parent-style-name="Standard">
      <style:text-properties officeooo:rsid="0011b5b7" officeooo:paragraph-rsid="0011b5b7"/>
    </style:style>
    <style:style style:name="P7"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bold" officeooo:paragraph-rsid="0010e40f" style:font-weight-asian="bold" style:font-weight-complex="bold"/>
    </style:style>
    <style:style style:name="P10" style:family="paragraph" style:parent-style-name="Standard">
      <style:text-properties fo:font-weight="bold" officeooo:paragraph-rsid="0013a79a" style:font-weight-asian="bold" style:font-weight-complex="bold"/>
    </style:style>
    <style:style style:name="P11" style:family="paragraph" style:parent-style-name="Standard">
      <style:text-properties fo:font-weight="bold" officeooo:paragraph-rsid="0011b5b7" style:font-weight-asian="bold" style:font-weight-complex="bold"/>
    </style:style>
    <style:style style:name="P12" style:family="paragraph" style:parent-style-name="Standard">
      <style:text-properties fo:font-weight="bold" officeooo:rsid="0015415a" officeooo:paragraph-rsid="0015415a" style:font-weight-asian="bold" style:font-weight-complex="bold"/>
    </style:style>
    <style:style style:name="P13" style:family="paragraph" style:parent-style-name="Standard">
      <style:text-properties fo:font-weight="bold" officeooo:rsid="0015415a" officeooo:paragraph-rsid="00173693" style:font-weight-asian="bold" style:font-weight-complex="bold"/>
    </style:style>
    <style:style style:name="P14" style:family="paragraph" style:parent-style-name="Standard">
      <style:text-properties fo:font-weight="bold" officeooo:paragraph-rsid="0015415a" style:font-weight-asian="bold" style:font-weight-complex="bold"/>
    </style:style>
    <style:style style:name="P15" style:family="paragraph" style:parent-style-name="Standard">
      <style:text-properties fo:font-weight="bold" officeooo:paragraph-rsid="00173693" style:font-weight-asian="bold" style:font-weight-complex="bold"/>
    </style:style>
    <style:style style:name="P16" style:family="paragraph" style:parent-style-name="Standard">
      <style:text-properties officeooo:paragraph-rsid="0013a79a"/>
    </style:style>
    <style:style style:name="P17" style:family="paragraph" style:parent-style-name="Standard">
      <style:text-properties fo:font-weight="normal" officeooo:rsid="0015415a" officeooo:paragraph-rsid="00173693" style:font-weight-asian="normal" style:font-weight-complex="normal"/>
    </style:style>
    <style:style style:name="P18" style:family="paragraph" style:parent-style-name="Standard">
      <style:text-properties fo:font-weight="normal" officeooo:paragraph-rsid="00173693" style:font-weight-asian="normal" style:font-weight-complex="normal"/>
    </style:style>
    <style:style style:name="P19" style:family="paragraph" style:parent-style-name="Standard">
      <style:text-properties fo:font-weight="normal" officeooo:rsid="001af242" officeooo:paragraph-rsid="001af242" style:font-weight-asian="normal" style:font-weight-complex="normal"/>
    </style:style>
    <style:style style:name="P20" style:family="paragraph" style:parent-style-name="Standard">
      <style:text-properties fo:font-weight="normal" officeooo:paragraph-rsid="001af242" style:font-weight-asian="normal" style:font-weight-complex="normal"/>
    </style:style>
    <style:style style:name="P21" style:family="paragraph" style:parent-style-name="Standard">
      <style:text-properties fo:font-style="italic" officeooo:rsid="0011b5b7" officeooo:paragraph-rsid="0011b5b7" style:font-style-asian="italic" style:font-style-complex="italic"/>
    </style:style>
    <style:style style:name="P22" style:family="paragraph" style:parent-style-name="Standard">
      <style:text-properties officeooo:paragraph-rsid="00173693"/>
    </style:style>
    <style:style style:name="P23" style:family="paragraph" style:parent-style-name="Standard">
      <style:text-properties officeooo:paragraph-rsid="001a07ce"/>
    </style:style>
    <style:style style:name="T1" style:family="text">
      <style:text-properties officeooo:rsid="000dbb7f"/>
    </style:style>
    <style:style style:name="T2" style:family="text">
      <style:text-properties officeooo:rsid="000f08bd"/>
    </style:style>
    <style:style style:name="T3" style:family="text">
      <style:text-properties officeooo:rsid="0010e40f"/>
    </style:style>
    <style:style style:name="T4" style:family="text">
      <style:text-properties officeooo:rsid="0011b5b7"/>
    </style:style>
    <style:style style:name="T5" style:family="text">
      <style:text-properties fo:font-weight="bold" style:font-weight-asian="bold" style:font-weight-complex="bold"/>
    </style:style>
    <style:style style:name="T6" style:family="text">
      <style:text-properties fo:font-weight="bold" officeooo:rsid="0015415a" style:font-weight-asian="bold" style:font-weight-complex="bold"/>
    </style:style>
    <style:style style:name="T7" style:family="text">
      <style:text-properties fo:font-weight="bold" officeooo:rsid="00173693" style:font-weight-asian="bold" style:font-weight-complex="bold"/>
    </style:style>
    <style:style style:name="T8" style:family="text">
      <style:text-properties officeooo:rsid="0013a79a"/>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15415a" style:font-weight-asian="normal" style:font-weight-complex="normal"/>
    </style:style>
    <style:style style:name="T13" style:family="text">
      <style:text-properties fo:font-weight="normal" officeooo:rsid="00173693" style:font-weight-asian="normal" style:font-weight-complex="normal"/>
    </style:style>
    <style:style style:name="T14" style:family="text">
      <style:text-properties officeooo:rsid="0015415a"/>
    </style:style>
    <style:style style:name="T15" style:family="text">
      <style:text-properties officeooo:rsid="00173693"/>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officeooo:rsid="00173693"/>
    </style:style>
    <style:style style:name="T18" style:family="text">
      <style:text-properties style:text-underline-style="solid" style:text-underline-width="auto" style:text-underline-color="font-color" officeooo:rsid="0015415a"/>
    </style:style>
    <style:style style:name="T19" style:family="text">
      <style:text-properties style:text-underline-style="none"/>
    </style:style>
    <style:style style:name="T20" style:family="text">
      <style:text-properties style:text-underline-style="none" officeooo:rsid="0015415a"/>
    </style:style>
    <style:style style:name="T21" style:family="text">
      <style:text-properties fo:font-style="normal" style:text-underline-style="none" style:font-style-asian="normal" style:font-style-complex="normal"/>
    </style:style>
    <style:style style:name="T22" style:family="text">
      <style:text-properties fo:font-style="normal" style:text-underline-style="none" officeooo:rsid="00173693" style:font-style-asian="normal" style:font-style-complex="normal"/>
    </style:style>
    <style:style style:name="T23" style:family="text">
      <style:text-properties officeooo:rsid="001a07ce"/>
    </style:style>
    <style:style style:name="T24" style:family="text">
      <style:text-properties officeooo:rsid="001af242"/>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Liste des Équipes et d<text:span text:style-name="T24">e </text:span>leurs Compétences </text:p>
      <text:p text:style-name="P7"/>
      <text:p text:style-name="P2"/>
      <text:p text:style-name="P23"><text:s text:c="4"/><text:span text:style-name="T23">Le contexte du projet précise que les délai sont très courts. Il est donc impératif d’avoir des équipes solides et d’utiliser au mieux l’efficacité et la souplesse qu’offrent les méthodes Agile orientées SCRUM pour l’organisation, la communication et l’adaptabilité.</text:span></text:p>
      <text:p text:style-name="P23"/>
      <text:p text:style-name="P23"><text:span text:style-name="T23"><text:s text:c="4"/>Une organisation en binômes est donc privilégiée ici, <text:s/>à l’exception des équipes de gestion de projet et gestion de produit (il est possible qu’Alicia et moi jouions les 2 rôles), ainsi que les équipes de data science et test (QA), renforcées pour répondre à l’importance et à la complexité de ces tâches, afin de respecter les délais impartis.</text:span></text:p>
      <text:p text:style-name="P23"/>
      <text:p text:style-name="Standard"><text:s text:c="4"/><text:span text:style-name="T14">Cette présentation des différents profils contient 3 parties :</text:span></text:p>
      <text:p text:style-name="Standard"/>
      <text:p text:style-name="P14"><text:span text:style-name="T14"><text:tab/>I) </text:span><text:span text:style-name="T18">Présentation synthétique</text:span><text:span text:style-name="T20"> des équipes essentielles au projet</text:span></text:p>
      <text:p text:style-name="P14"><text:span text:style-name="T20"/></text:p>
      <text:p text:style-name="P12"><text:tab/>II) <text:span text:style-name="T16">Présentation détaillée :</text:span><text:span text:style-name="T19"> rôles, compétences</text:span></text:p>
      <text:p text:style-name="P12"><text:span text:style-name="T19"/></text:p>
      <text:p text:style-name="P14"><text:span text:style-name="T14"><text:tab/>III) </text:span><text:span text:style-name="T18">Equipes </text:span><text:span text:style-name="T17">qui ne seront pas prises en compte</text:span><text:span text:style-name="T15"> dans le dimensionnement :</text:span></text:p>
      <text:p text:style-name="P19"/>
      <text:p text:style-name="P20"/>
      <text:p text:style-name="P20"/>
      <text:p text:style-name="P13"><text:tab/>I) <text:span text:style-name="T16">Présentation synthétique</text:span></text:p>
      <text:p text:style-name="P13"/>
      <text:p text:style-name="P17"><text:tab/><text:tab/>1. Gestion de Projet : <text:span text:style-name="T15">1-</text:span>2 personnes</text:p>
      <text:p text:style-name="P18"><text:tab/><text:tab/>2. Gestion de Produit : <text:span text:style-name="T15">1-</text:span><text:span text:style-name="T14">2 personnes</text:span></text:p>
      <text:p text:style-name="P18"><text:tab/><text:tab/>3. Développement : <text:span text:style-name="T14">Frontend 2, Backend 2</text:span></text:p>
      <text:p text:style-name="P18"><text:tab/><text:tab/>4. Data Science : <text:span text:style-name="T14">3</text:span></text:p>
      <text:p text:style-name="P18"><text:span text:style-name="T8"><text:tab/><text:tab/>5</text:span>. Développement de la Fonctionnalité d'Incrustation (Overlay) : <text:span text:style-name="T14">2 </text:span></text:p>
      <text:p text:style-name="P18"><text:span text:style-name="T4"><text:tab/><text:tab/>6</text:span>. Operations et DevOps : <text:span text:style-name="T14">2</text:span></text:p>
      <text:p text:style-name="P18"><text:span text:style-name="T8"><text:tab/><text:tab/>7</text:span>. Assurance Qualité (QA) : <text:span text:style-name="T14">3</text:span></text:p>
      <text:p text:style-name="P18"/>
      <text:p text:style-name="P22"><text:span text:style-name="T11"><text:tab/><text:tab/></text:span><text:span text:style-name="T6">Total : 1</text:span><text:span text:style-name="T7">6-18 </text:span><text:span text:style-name="T6">personnes</text:span></text:p>
      <text:p text:style-name="Standard"/>
      <text:p text:style-name="Standard"/>
      <text:p text:style-name="P15"><text:span text:style-name="T14"><text:tab/>II) </text:span><text:span text:style-name="T18">Présentation détaillée :</text:span></text:p>
      <text:p text:style-name="Standard"/>
      <text:p text:style-name="P8">1. Équipe de Gestion de Projet</text:p>
      <text:p text:style-name="Standard"/>
      <text:p text:style-name="Standard"><text:span text:style-name="T5">Rôles :</text:span> Chef de Projet (1), Scrum Master (1)</text:p>
      <text:p text:style-name="Standard"><text:span text:style-name="T5">Total :</text:span> 2 personnes</text:p>
      <text:p text:style-name="P8">Compétences :</text:p>
      <text:p text:style-name="Standard"><text:tab/>Planification et gestion de projet</text:p>
      <text:p text:style-name="Standard"><text:tab/>Méthodologies agiles (Scrum, Kanban)</text:p>
      <text:p text:style-name="Standard"><text:tab/>Gestion des risques</text:p>
      <text:p text:style-name="Standard"><text:tab/>Communication et leadership</text:p>
      <text:p text:style-name="Standard"><text:tab/>Gestion des parties prenantes</text:p>
      <text:p text:style-name="Standard"/>
      <text:p text:style-name="P8">2. Équipe de Gestion de Produit</text:p>
      <text:p text:style-name="Standard"/>
      <text:p text:style-name="Standard"><text:span text:style-name="T5">Rôles :</text:span> Product Owner (<text:span text:style-name="T8">Alicia</text:span>), Analyste Métier (1)</text:p>
      <text:p text:style-name="Standard"><text:span text:style-name="T5">Total :</text:span> 2 personnes</text:p>
      <text:p text:style-name="P8"><text:soft-page-break/>Compétences :</text:p>
      <text:p text:style-name="Standard"><text:tab/>Collecte et analyse des besoins</text:p>
      <text:p text:style-name="Standard"><text:tab/>Gestion des user stories et du backlog</text:p>
      <text:p text:style-name="Standard"><text:tab/>Recherche de marché et expérience utilisateur</text:p>
      <text:p text:style-name="Standard"><text:tab/>Communication avec les parties prenantes</text:p>
      <text:p text:style-name="Standard"><text:tab/>Priorisation et prise de décision</text:p>
      <text:p text:style-name="Standard"/>
      <text:p text:style-name="P8">3. Équipe de Développement</text:p>
      <text:p text:style-name="Standard"/>
      <text:p text:style-name="P1"><text:s text:c="4"/><text:span text:style-name="T10">Remarque :</text:span> Nous partons ici du principe qu’un site existe déjà. Ce projet n’est donc pas une création « ex nihilo », mais plutôt un portage du web vers les plateformes mobiles. C’est pourquoi je n’inclue pas de graphiste dans l’équipe (on considère que la charte graphique est déjà définie), et envisage des temps d’analyse, <text:span text:style-name="T1">d</text:span>esign et développement relativement optimistes.</text:p>
      <text:p text:style-name="P1"/>
      <text:p text:style-name="P8">Développeurs Frontend</text:p>
      <text:p text:style-name="Standard"><text:span text:style-name="T5">Rôles :</text:span> Développeur Frontend Senior (1), Développeur Frontend (<text:span text:style-name="T2">1</text:span>)</text:p>
      <text:p text:style-name="Standard"><text:span text:style-name="T5">Total :</text:span> <text:span text:style-name="T2">2 </text:span>personnes</text:p>
      <text:p text:style-name="P8">Compétences :</text:p>
      <text:p text:style-name="Standard"><text:tab/>Développement d'applications mobiles (iOS et Android)</text:p>
      <text:p text:style-name="Standard"><text:tab/>HTML, CSS, JavaScript</text:p>
      <text:p text:style-name="Standard"><text:tab/>Frameworks (React Native, Flutter)</text:p>
      <text:p text:style-name="Standard"><text:tab/>Principes de conception UI/UX</text:p>
      <text:p text:style-name="Standard"/>
      <text:p text:style-name="P8">Développeurs Backend</text:p>
      <text:p text:style-name="Standard"><text:span text:style-name="T5">Rôles :</text:span> Développeur Backend Senior (1), Développeur Backend (<text:span text:style-name="T2">1</text:span>)</text:p>
      <text:p text:style-name="Standard"><text:span text:style-name="T5">Total :</text:span> <text:span text:style-name="T2">2</text:span> personnes</text:p>
      <text:p text:style-name="P8">Compétences :</text:p>
      <text:p text:style-name="Standard"><text:tab/>Programmation côté serveur (Node.js, Python, Java)</text:p>
      <text:p text:style-name="Standard"><text:tab/>Développement et intégration d'API</text:p>
      <text:p text:style-name="Standard"><text:tab/>Gestion de bases de données (SQL, NoSQL)</text:p>
      <text:p text:style-name="Standard"><text:tab/>Meilleures pratiques de sécurité</text:p>
      <text:p text:style-name="Standard"/>
      <text:p text:style-name="P8">4. Équipe Data Science</text:p>
      <text:p text:style-name="Standard"/>
      <text:p text:style-name="P3"><text:s text:c="4"/><text:span text:style-name="T9">Remarque :</text:span> Le contexte du projet nous précise que l’équipe prévue est composée d’un data scientist junior et d’un ingénieur en machine learning sous-traitant. <text:span text:style-name="T3">Cela semble irréaliste, concernant la fonctionnalité qui est au coeur de l’identité de l’application développée, qui porte la valeur ajoutée de celle-ci, et qui est techniquement relativement complexe. </text:span></text:p>
      <text:p text:style-name="P3"><text:s text:c="4"/><text:span text:style-name="T3">Je crois qu’il est indispensable d’avoir pour ce profil un responsable en interne. Voici une proposition d’équipe </text:span><text:span text:style-name="T8">permettant de mieux assurer le bon développement et donc le succès du </text:span><text:span text:style-name="T3">projet :</text:span></text:p>
      <text:p text:style-name="P3"/>
      <text:p text:style-name="Standard"><text:span text:style-name="T5">Rôles :</text:span> Data Scientist Senior (1), Data Scientist Junior (1), Data Engineer (1)</text:p>
      <text:p text:style-name="Standard"><text:span text:style-name="T5">Total :</text:span> 3 personnes</text:p>
      <text:p text:style-name="P9">Compétences :</text:p>
      <text:p text:style-name="P4"><text:tab/>Analyse et modélisation des données</text:p>
      <text:p text:style-name="Standard"><text:tab/>Algorithmes de machine learning et d'IA</text:p>
      <text:p text:style-name="Standard"><text:tab/>Expérience en reconnaissance et traitement d'images</text:p>
      <text:p text:style-name="Standard"><text:tab/>Collecte et prétraitement des données</text:p>
      <text:p text:style-name="Standard"><text:tab/>Analyse statistique et validation</text:p>
      <text:p text:style-name="Standard"/>
      <text:p text:style-name="Standard"/>
      <text:p text:style-name="P11"><text:soft-page-break/><text:span text:style-name="T8">5</text:span>. Équipe de Développement de la Fonctionnalité d'Incrustation (Overlay)</text:p>
      <text:p text:style-name="P5"/>
      <text:p text:style-name="P5"><text:span text:style-name="T5">Rôles :</text:span> Développeur Vision par Ordinateur (1), Développeur Frontend Spécialisé (1)</text:p>
      <text:p text:style-name="P5"><text:span text:style-name="T5">Total :</text:span> 2 personnes</text:p>
      <text:p text:style-name="P11">Compétences :</text:p>
      <text:p text:style-name="P5"><text:tab/>Vision par ordinateur et traitement d'images</text:p>
      <text:p text:style-name="P5"><text:tab/>Algorithmes d'incrustation et réalité augmentée</text:p>
      <text:p text:style-name="P5"><text:tab/>Développement d'interfaces utilisateur interactives</text:p>
      <text:p text:style-name="P5"><text:tab/>Expérience avec les bibliothèques de vision par ordinateur (OpenCV, TensorFlow)</text:p>
      <text:p text:style-name="P5"/>
      <text:p text:style-name="P10"><text:span text:style-name="T4">6</text:span>. Équipe Operations et DevOps</text:p>
      <text:p text:style-name="P16"/>
      <text:p text:style-name="P16"><text:span text:style-name="T5">Rôles :</text:span> Ingénieur DevOps (1), Administrateur Système (1)</text:p>
      <text:p text:style-name="P16"><text:span text:style-name="T5">Total :</text:span> 2 personnes</text:p>
      <text:p text:style-name="P10">Compétences :</text:p>
      <text:p text:style-name="P16"><text:tab/>Intégration et déploiement continus (CI/CD)</text:p>
      <text:p text:style-name="P16"><text:tab/>Gestion des services cloud (AWS, Azure)</text:p>
      <text:p text:style-name="P16"><text:tab/>Infrastructure as code (Terraform, Ansible)</text:p>
      <text:p text:style-name="P16"><text:tab/>Monitoring et logging</text:p>
      <text:p text:style-name="P16"><text:tab/>Gestion des réseaux et des serveurs</text:p>
      <text:p text:style-name="P16"/>
      <text:p text:style-name="P10"><text:span text:style-name="T8">7</text:span>. Équipe Assurance Qualité (QA)</text:p>
      <text:p text:style-name="P10"/>
      <text:p text:style-name="P16"><text:span text:style-name="T5">Rôles :</text:span> Responsable QA (1), Ingénieurs QA (2)</text:p>
      <text:p text:style-name="P16"><text:span text:style-name="T5">Total :</text:span> 3 personnes</text:p>
      <text:p text:style-name="P10">Compétences :</text:p>
      <text:p text:style-name="P16"><text:tab/>Planification et exécution des tests</text:p>
      <text:p text:style-name="P16"><text:tab/>Frameworks de tests automatisés (Selenium, Appium)</text:p>
      <text:p text:style-name="P16"><text:tab/>Tests de performance et de sécurité</text:p>
      <text:p text:style-name="P16"><text:tab/>Suivi et rapport des bugs</text:p>
      <text:p text:style-name="P16"><text:tab/>Tests de régression et d'intégration</text:p>
      <text:p text:style-name="P16"/>
      <text:p text:style-name="P16"/>
      <text:p text:style-name="P13"><text:tab/>III) <text:span text:style-name="T16">Equipes </text:span><text:span text:style-name="T17">qui ne seront pas prises en compte</text:span></text:p>
      <text:p text:style-name="P13"><text:span text:style-name="T17"/></text:p>
      <text:p text:style-name="P4"><text:s text:c="5"/>Voici une liste des équipes <text:span text:style-name="T3">que l’on ne prendra pas en compte ici, car un site est préexistant (design) et par souci de se concentrer sur les équipes de développement :</text:span></text:p>
      <text:p text:style-name="Standard"/>
      <text:p text:style-name="P8"><text:span text:style-name="T3">1.</text:span> Équipe de Design</text:p>
      <text:p text:style-name="P21">(charte graphique déjà définie pour le site)</text:p>
      <text:p text:style-name="P6"/>
      <text:p text:style-name="Standard"><text:span text:style-name="T5">Rôles :</text:span> Designer UX/UI (1), Designer Graphique (1)</text:p>
      <text:p text:style-name="Standard"><text:span text:style-name="T5">Total :</text:span> 2 personnes</text:p>
      <text:p text:style-name="P8">Compétences :</text:p>
      <text:p text:style-name="Standard"><text:tab/>Conception d'interfaces utilisateur</text:p>
      <text:p text:style-name="Standard"><text:tab/>Recherche et conception de l'expérience utilisateur</text:p>
      <text:p text:style-name="Standard"><text:tab/>Prototypage et wireframing (Figma, Sketch)</text:p>
      <text:p text:style-name="Standard"><text:tab/>Outils de design graphique (Adobe Creative Suite)</text:p>
      <text:p text:style-name="Standard"><text:tab/>Principes de conception centrée sur l'utilisateur</text:p>
      <text:p text:style-name="Standard"/>
      <text:p text:style-name="P8"><text:span text:style-name="T4">2</text:span>. Équipe Support Client</text:p>
      <text:p text:style-name="P21">(Nous attribuerons ici leurs fonctions ex : collecte de données, à l’équipe de développement)</text:p>
      <text:p text:style-name="P6"><text:soft-page-break/></text:p>
      <text:p text:style-name="Standard"><text:span text:style-name="T5">Rôles :</text:span> Responsable Support Client (1), Représentants du Support Client (2)</text:p>
      <text:p text:style-name="Standard"><text:span text:style-name="T5">Total :</text:span> 3 personnes</text:p>
      <text:p text:style-name="P8">Compétences :</text:p>
      <text:p text:style-name="Standard"><text:tab/>Compétences en service client</text:p>
      <text:p text:style-name="Standard"><text:tab/>Connaissance de l'application et de ses fonctionnalités</text:p>
      <text:p text:style-name="Standard"><text:tab/>Résolution de problèmes et dépannage</text:p>
      <text:p text:style-name="Standard"><text:tab/>Communication et empathie</text:p>
      <text:p text:style-name="Standard"><text:tab/>Collecte et rapport de feedback</text:p>
      <text:p text:style-name="Standard"/>
      <text:p text:style-name="P8"><text:span text:style-name="T4">3</text:span>. Équipe Marketing et Ventes</text:p>
      <text:p text:style-name="Standard"/>
      <text:p text:style-name="Standard"><text:s text:c="4"/><text:span text:style-name="T4">Idem, on va considérer ici que ce travail a déjà été budgété et réalisé en amont.</text:span></text:p>
      <text:p text:style-name="Standard"/>
      <text:p text:style-name="Standard">Rôles : Responsable Marketing (1), Spécialiste Marketing (1), Représentant des Ventes (1)</text:p>
      <text:p text:style-name="Standard">Total : 3 personnes</text:p>
      <text:p text:style-name="Standard">Compétences :</text:p>
      <text:p text:style-name="Standard"><text:tab/>Stratégies de marketing digital</text:p>
      <text:p text:style-name="Standard"><text:tab/>Gestion des réseaux sociaux</text:p>
      <text:p text:style-name="Standard"><text:tab/>Création de contenu et SEO</text:p>
      <text:p text:style-name="Standard"><text:tab/>Ventes et gestion de la relation client</text:p>
      <text:p text:style-name="Standard"><text:tab/>Analyse de marché et prospectio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4T12:19:07.495646590</meta:creation-date>
    <dc:date>2024-05-24T13:43:45.105393008</dc:date>
    <meta:editing-duration>PT30M18S</meta:editing-duration>
    <meta:editing-cycles>6</meta:editing-cycles>
    <meta:generator>LibreOffice/24.2.3.2$Linux_X86_64 LibreOffice_project/420$Build-2</meta:generator>
    <meta:document-statistic meta:table-count="0" meta:image-count="0" meta:object-count="0" meta:page-count="4" meta:paragraph-count="122" meta:word-count="910" meta:character-count="6063" meta:non-whitespace-character-count="5164"/>
  </office:meta>
</office:document-meta>
</file>